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85da" officeooo:paragraph-rsid="001f85da"/>
    </style:style>
    <style:style style:name="P2" style:family="paragraph" style:parent-style-name="Standard">
      <style:text-properties fo:font-weight="bold" officeooo:rsid="001f85da" officeooo:paragraph-rsid="001f85da" style:font-weight-asian="bold" style:font-weight-complex="bold"/>
    </style:style>
    <style:style style:name="P3" style:family="paragraph" style:parent-style-name="Standard">
      <style:text-properties fo:font-weight="bold" officeooo:rsid="0022b8d2" officeooo:paragraph-rsid="0022b8d2" style:font-weight-asian="bold" style:font-weight-complex="bold"/>
    </style:style>
    <style:style style:name="P4" style:family="paragraph" style:parent-style-name="Standard">
      <style:text-properties officeooo:rsid="0022b8d2" officeooo:paragraph-rsid="0022b8d2"/>
    </style:style>
    <style:style style:name="P5" style:family="paragraph" style:parent-style-name="Standard">
      <style:text-properties officeooo:rsid="0020fafd" officeooo:paragraph-rsid="0020fafd"/>
    </style:style>
    <style:style style:name="P6" style:family="paragraph" style:parent-style-name="Standard">
      <style:text-properties fo:font-weight="bold" officeooo:rsid="001f85da" officeooo:paragraph-rsid="001f85d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ARIO</text:p>
      <text:p text:style-name="P1">codigo do diario</text:p>
      <text:p text:style-name="P1">professor principal</text:p>
      <text:p text:style-name="P1">lista professores auxiliares</text:p>
      <text:p text:style-name="P1">disciplina</text:p>
      <text:p text:style-name="P5">turno</text:p>
      <text:p text:style-name="P5">turma </text:p>
      <text:p text:style-name="P5">curso</text:p>
      <text:p text:style-name="P5">carga horaria</text:p>
      <text:p text:style-name="P5">numero alunos – </text:p>
      <text:p text:style-name="P5">controle de avaliacoes </text:p>
      <text:p text:style-name="P5">frequencia e conteudo </text:p>
      <text:p text:style-name="P5"/>
      <text:p text:style-name="P1"/>
      <text:p text:style-name="P2">PROFESSOR</text:p>
      <text:p text:style-name="P1"/>
      <text:p text:style-name="P2">DISCIPLINA</text:p>
      <text:p text:style-name="P1"/>
      <text:p text:style-name="P2">ALUNO</text:p>
      <text:p text:style-name="P1"/>
      <text:p text:style-name="P2">NOTA</text:p>
      <text:p text:style-name="P4">controle de avaliacoes – unidade1, unidade2, final</text:p>
      <text:p text:style-name="P1"/>
      <text:p text:style-name="P3">AVALIACOES</text:p>
      <text:p text:style-name="P4">descricao</text:p>
      <text:p text:style-name="P4">peso</text:p>
      <text:p text:style-name="P4">nota maxima </text:p>
      <text:p text:style-name="P4">data de lancamento</text:p>
      <text:p text:style-name="P4">lista de notas</text:p>
      <text:p text:style-name="P4"/>
      <text:p text:style-name="P4"><text:tab/></text:p>
      <text:p text:style-name="P4">composta por notas</text:p>
      <text:p text:style-name="P4">nome do aluno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0:00:56.444133644</meta:creation-date>
    <dc:date>2019-08-06T09:11:01.260337484</dc:date>
    <meta:editing-duration>PT18M29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50" meta:character-count="346" meta:non-whitespace-character-count="313"/>
  </office:meta>
</office:document-meta>
</file>